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62cm" svg:height="0.762cm" svg:x="14.86cm" svg:y="6.09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14.309cm" svg:y="13.7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10.364cm" svg:y="6.2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62cm" svg:height="0.762cm" svg:x="4.816cm" svg:y="9.3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3cm" svg:x="8.764cm" svg:y="11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578cm" svg:y1="9.763cm" svg:x2="10.364cm" svg:y2="6.604cm" draw:start-shape="id1" draw:start-glue-point="10" draw:end-shape="id2" draw:end-glue-point="6" svg:d="M5578 9763c3591 0 1198-3159 4786-3159" svg:viewBox="0 0 4787 3160">
          <text:p text:style-name="P1"/>
        </draw:connector>
        <draw:connector draw:style-name="gr3" draw:text-style-name="P1" draw:layer="layout" draw:type="curve" svg:x1="5.578cm" svg:y1="9.763cm" svg:x2="8.764cm" svg:y2="12.142cm" draw:start-shape="id1" draw:start-glue-point="10" draw:end-shape="id3" draw:end-glue-point="6" svg:d="M5578 9763c2391 0 798 2379 3186 2379" svg:viewBox="0 0 3187 2380">
          <text:p/>
        </draw:connector>
        <draw:connector draw:style-name="gr2" draw:text-style-name="P1" draw:layer="layout" draw:type="curve" draw:line-skew="-0.364cm" svg:x1="10.745cm" svg:y1="6.223cm" svg:x2="14.971cm" svg:y2="6.207cm" draw:start-shape="id2" draw:start-glue-point="4" draw:end-shape="id4" draw:end-glue-point="5" svg:d="M10745 6223c0-1488 4226-1480 4226-16" svg:viewBox="0 0 4227 1116">
          <text:p text:style-name="P1"/>
        </draw:connector>
        <draw:connector draw:style-name="gr2" draw:text-style-name="P1" draw:layer="layout" draw:type="curve" draw:line-skew="0.236cm" svg:x1="15.241cm" svg:y1="6.858cm" svg:x2="11.015cm" svg:y2="6.874cm" draw:start-shape="id4" draw:start-glue-point="8" draw:end-shape="id2" draw:end-glue-point="9" svg:d="M15241 6858c0 1297-4226 1289-4226 16" svg:viewBox="0 0 4227 973">
          <text:p text:style-name="P1"/>
        </draw:connector>
        <draw:connector draw:style-name="gr3" draw:text-style-name="P1" draw:layer="layout" draw:type="curve" draw:line-skew="-0.39cm" svg:x1="9.145cm" svg:y1="11.76cm" svg:x2="14.69cm" svg:y2="13.76cm" draw:start-shape="id3" draw:start-glue-point="4" draw:end-shape="id5" svg:d="M9145 11760c0-1338 5545-2338 5545 2000" svg:viewBox="0 0 5546 3146">
          <text:p/>
        </draw:connector>
        <draw:connector draw:style-name="gr2" draw:text-style-name="P1" draw:layer="layout" draw:type="curve" svg:x1="9.145cm" svg:y1="11.76cm" svg:x2="10.745cm" svg:y2="6.985cm" draw:start-shape="id3" draw:start-glue-point="4" draw:end-shape="id2" draw:end-glue-point="8" svg:d="M9145 11760c0-3580 1600-1193 1600-4775" svg:viewBox="0 0 1601 4776">
          <text:p text:style-name="P1"/>
        </draw:connector>
        <draw:connector draw:style-name="gr2" draw:text-style-name="P1" draw:layer="layout" draw:type="curve" draw:line-skew="-1.503cm" svg:x1="15.241cm" svg:y1="6.096cm" svg:x2="5.197cm" svg:y2="9.382cm" draw:start-shape="id4" draw:start-glue-point="4" draw:end-shape="id1" draw:end-glue-point="4" svg:d="M15241 6096c0-3006-10044-4649-10044 3286" svg:viewBox="0 0 10045 5770">
          <text:p text:style-name="P1"/>
        </draw:connector>
        <draw:frame draw:style-name="gr4" draw:text-style-name="P2" draw:layer="layout" svg:width="0.908cm" svg:height="0.573cm" svg:x="14.225cm" svg:y="4.507cm">
          <draw:text-box>
            <text:p><text:span text:style-name="T1">CR</text:span></text:p>
          </draw:text-box>
        </draw:frame>
        <draw:connector draw:style-name="gr3" draw:text-style-name="P1" draw:layer="layout" draw:type="curve" svg:x1="9.145cm" svg:y1="12.523cm" svg:x2="5.197cm" svg:y2="10.144cm" draw:start-shape="id3" draw:start-glue-point="8" draw:end-shape="id1" draw:end-glue-point="8" svg:d="M9145 12523c0 751-3948 1941-3948-2379" svg:viewBox="0 0 3949 3120">
          <text:p/>
        </draw:connector>
        <draw:frame draw:style-name="gr4" draw:text-style-name="P2" draw:layer="layout" svg:width="0.908cm" svg:height="0.573cm" svg:x="7.348cm" svg:y="12.903cm">
          <draw:text-box>
            <text:p><text:span text:style-name="T1">CR</text:span></text:p>
          </draw:text-box>
        </draw:frame>
        <draw:connector draw:style-name="gr3" draw:text-style-name="P1" draw:layer="layout" draw:type="curve" svg:x1="10.745cm" svg:y1="6.223cm" svg:x2="5.197cm" svg:y2="9.382cm" draw:start-shape="id2" draw:start-glue-point="4" draw:end-shape="id1" draw:end-glue-point="4" svg:d="M10745 6223c0-751-5548-2331-5548 3159" svg:viewBox="0 0 5549 3961">
          <text:p/>
        </draw:connector>
        <draw:frame draw:style-name="gr4" draw:text-style-name="P2" draw:layer="layout" svg:width="0.908cm" svg:height="0.573cm" svg:x="7.856cm" svg:y="5.196cm">
          <draw:text-box>
            <text:p><text:span text:style-name="T1">CR</text:span></text:p>
          </draw:text-box>
        </draw:frame>
        <draw:frame draw:style-name="gr4" draw:layer="layout" svg:width="1.179cm" svg:height="0.573cm" svg:x="10.888cm" svg:y="10.525cm">
          <draw:text-box>
            <text:p><text:span text:style-name="T1">DLIM</text:span></text:p>
          </draw:text-box>
        </draw:frame>
        <draw:frame draw:style-name="gr4" draw:layer="layout" svg:width="1.51cm" svg:height="0.573cm" svg:x="7.548cm" svg:y="7.301cm">
          <draw:text-box>
            <text:p><text:span text:style-name="T2">QUOTE</text:span></text:p>
          </draw:text-box>
        </draw:frame>
        <draw:frame draw:style-name="gr4" draw:layer="layout" svg:width="1.51cm" svg:height="0.573cm" svg:x="11.939cm" svg:y="4.826cm">
          <draw:text-box>
            <text:p><text:span text:style-name="T2">QUOTE</text:span></text:p>
          </draw:text-box>
        </draw:frame>
        <draw:frame draw:style-name="gr4" draw:layer="layout" svg:width="1.51cm" svg:height="0.573cm" svg:x="12.574cm" svg:y="7.555cm">
          <draw:text-box>
            <text:p><text:span text:style-name="T2">QUOTE</text:span></text:p>
          </draw:text-box>
        </draw:frame>
        <draw:frame draw:style-name="gr4" draw:layer="layout" svg:width="1.51cm" svg:height="0.573cm" svg:x="9.159cm" svg:y="9.19cm">
          <draw:text-box>
            <text:p><text:span text:style-name="T2">QUOTE</text:span></text:p>
          </draw:text-box>
        </draw:frame>
        <draw:connector draw:style-name="gr3" draw:text-style-name="P1" draw:layer="layout" draw:type="curve" draw:line-skew="-0.201cm" svg:x1="14.96cm" svg:y1="13.871cm" svg:x2="10.745cm" svg:y2="6.985cm" draw:start-shape="id5" draw:start-glue-point="11" draw:end-shape="id2" draw:end-glue-point="8" svg:d="M14960 13871c0-5548-4215-2106-4215-6886" svg:viewBox="0 0 4216 6887">
          <text:p/>
        </draw:connector>
        <draw:frame draw:style-name="gr4" draw:layer="layout" svg:width="1.51cm" svg:height="0.573cm" svg:x="11.191cm" svg:y="9.19cm">
          <draw:text-box>
            <text:p><text:span text:style-name="T2">QUOTE</text:span></text:p>
          </draw:text-box>
        </draw:frame>
        <draw:connector draw:style-name="gr3" draw:text-style-name="P1" draw:layer="layout" draw:type="curve" draw:line-skew="0.139cm -0.428cm" svg:x1="14.69cm" svg:y1="14.522cm" svg:x2="14.309cm" svg:y2="14.141cm" draw:start-shape="id5" draw:start-glue-point="8" draw:end-shape="id5" draw:end-glue-point="6" svg:d="M14690 14522c0 961-655 802-1099 466s-675-847 718-847" svg:viewBox="0 0 1442 1108">
          <text:p/>
        </draw:connector>
        <draw:frame draw:style-name="gr4" draw:layer="layout" svg:width="1.179cm" svg:height="0.573cm" svg:x="12.938cm" svg:y="14.651cm">
          <draw:text-box>
            <text:p><text:span text:style-name="T1">DLIM</text:span></text:p>
          </draw:text-box>
        </draw:frame>
        <draw:frame draw:style-name="gr4" draw:layer="layout" svg:width="1.493cm" svg:height="0.573cm" svg:x="6.444cm" svg:y="10.398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0cm -4.445cm" svg:x1="5.197cm" svg:y1="9.382cm" svg:x2="5.197cm" svg:y2="10.144cm" draw:start-shape="id1" draw:start-glue-point="4" draw:end-shape="id1" draw:end-glue-point="8" svg:d="M5197 9382c0-751-3562-501-3562 381 0 883 3562 1134 3562 381" svg:viewBox="0 0 3563 1653">
          <text:p/>
        </draw:connector>
        <draw:frame draw:style-name="gr4" draw:layer="layout" svg:width="1.179cm" svg:height="0.573cm" svg:x="2.869cm" svg:y="8.62cm">
          <draw:text-box>
            <text:p><text:span text:style-name="T1">DLIM</text:span></text:p>
          </draw:text-box>
        </draw:frame>
        <draw:connector draw:style-name="gr3" draw:text-style-name="P1" draw:layer="layout" draw:type="curve" svg:x1="15.511cm" svg:y1="6.747cm" svg:x2="9.526cm" svg:y2="12.142cm" draw:start-shape="id4" draw:start-glue-point="9" draw:end-shape="id3" draw:end-glue-point="10" svg:d="M15511 6747c0 3597-1995 5395-5985 5395" svg:viewBox="0 0 5986 5396">
          <text:p/>
        </draw:connector>
        <draw:frame draw:style-name="gr4" draw:layer="layout" svg:width="1.493cm" svg:height="0.573cm" svg:x="13.954cm" svg:y="9.509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1.429cm" svg:x1="14.42cm" svg:y1="13.871cm" svg:x2="9.526cm" svg:y2="12.142cm" draw:start-shape="id5" draw:start-glue-point="5" draw:end-shape="id3" draw:end-glue-point="10" svg:d="M14420 13871c-1609 0 837-1729-4894-1729" svg:viewBox="0 0 4895 1730">
          <text:p/>
        </draw:connector>
        <draw:frame draw:style-name="gr4" draw:layer="layout" svg:width="1.493cm" svg:height="0.573cm" svg:x="12.461cm" svg:y="12.557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3.544cm -6.677cm" svg:x1="14.96cm" svg:y1="14.411cm" svg:x2="5.197cm" svg:y2="9.382cm" draw:start-shape="id5" draw:start-glue-point="9" draw:end-shape="id1" draw:end-glue-point="4" svg:d="M14960 14411c6235 0 5197-6104 1197-10053s-10960-5743-10960 5024" svg:viewBox="0 0 14201 13129">
          <text:p/>
        </draw:connector>
        <draw:frame draw:style-name="gr4" draw:text-style-name="P2" draw:layer="layout" svg:width="0.908cm" svg:height="0.573cm" svg:x="17.11cm" svg:y="13.446cm">
          <draw:text-box>
            <text:p><text:span text:style-name="T1">CR</text:span></text:p>
          </draw:text-box>
        </draw:frame>
        <draw:frame draw:style-name="gr4" draw:text-style-name="P2" draw:layer="layout" svg:width="0.908cm" svg:height="0.573cm" svg:x="3.032cm" svg:y="9.063cm">
          <draw:text-box>
            <text:p><text:span text:style-name="T1">CR</text:span></text:p>
          </draw:text-box>
        </draw:frame>
        <draw:connector draw:style-name="gr3" draw:text-style-name="P1" draw:layer="layout" draw:type="curve" draw:line-skew="0cm 1.63cm" svg:x1="10.745cm" svg:y1="6.223cm" svg:x2="11.126cm" svg:y2="6.604cm" draw:start-shape="id2" draw:start-glue-point="4" draw:end-shape="id2" draw:end-glue-point="10" svg:d="M10745 6223c0-751 1257-626 2152-343s1427 724-1771 724" svg:viewBox="0 0 2839 946">
          <text:p/>
        </draw:connector>
        <draw:frame draw:style-name="gr4" draw:layer="layout" svg:width="1.493cm" svg:height="0.573cm" svg:x="11.922cm" svg:y="5.869cm">
          <draw:text-box>
            <text:p><text:span text:style-name="T1">OTHER</text:span></text:p>
          </draw:text-box>
        </draw:frame>
        <draw:frame draw:style-name="gr4" draw:layer="layout" svg:width="1.179cm" svg:height="0.573cm" svg:x="12.013cm" svg:y="5.415cm">
          <draw:text-box>
            <text:p><text:span text:style-name="T1">DLIM</text:span></text:p>
          </draw:text-box>
        </draw:frame>
        <draw:connector draw:style-name="gr3" draw:text-style-name="P1" draw:layer="layout" draw:type="curve" draw:line-skew="1.325cm 1.607cm" svg:x1="9.526cm" svg:y1="12.142cm" svg:x2="9.145cm" svg:y2="12.523cm" draw:start-shape="id3" draw:start-glue-point="10" draw:end-shape="id3" draw:end-glue-point="8" svg:d="M9526 12142c2740 0 2284 1245 1504 2131s-1885 1412-1885-1750" svg:viewBox="0 0 2485 2811">
          <text:p/>
        </draw:connector>
        <draw:frame draw:style-name="gr4" draw:layer="layout" svg:width="1.493cm" svg:height="0.573cm" svg:x="10.271cm" svg:y="13.827cm">
          <draw:text-box>
            <text:p><text:span text:style-name="T1">OTHER</text:span></text:p>
          </draw:text-box>
        </draw:frame>
        <draw:connector draw:style-name="gr3" draw:text-style-name="P1" draw:layer="layout" draw:type="curve" svg:x1="15.622cm" svg:y1="6.477cm" svg:x2="15.071cm" svg:y2="14.141cm" draw:start-shape="id4" draw:start-glue-point="10" draw:end-shape="id5" draw:end-glue-point="10" svg:d="M15622 6477c753 0 1028 7664-551 7664" svg:viewBox="0 0 1154 7665">
          <text:p/>
        </draw:connector>
        <draw:frame draw:style-name="gr4" draw:layer="layout" svg:width="1.179cm" svg:height="0.573cm" svg:x="15.696cm" svg:y="8.428cm">
          <draw:text-box>
            <text:p><text:span text:style-name="T1">DL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1-19T10:44:19.650490481</meta:creation-date>
    <dc:date>2014-11-19T12:52:05.545420128</dc:date>
    <dc:creator>Mark Mara</dc:creator>
    <meta:editing-duration>PT1H36M42S</meta:editing-duration>
    <meta:editing-cycles>3</meta:editing-cycles>
    <meta:generator>LibreOffice/4.2.7.2$Linux_X86_64 LibreOffice_project/420m0$Build-2</meta:generator>
    <meta:document-statistic meta:object-count="43"/>
  </office:meta>
</office:document-meta>
</file>